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DI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3"/>
        <table:table-column table:style-name="co2" table:default-cell-style-name="ce5"/>
        <table:table-column table:style-name="co2" table:default-cell-style-name="ce4"/>
        <table:table-column table:style-name="co2" table:number-columns-repeated="4" table:default-cell-style-name="ce5"/>
        <table:table-column table:style-name="co3" table:number-columns-repeated="2" table:default-cell-style-name="ce5"/>
        <table:table-column table:style-name="co4" table:default-cell-style-name="ce2"/>
        <table:table-column table:style-name="co5" table:number-columns-repeated="16369" table:default-cell-style-name="ce2"/>
        <table:table-row table:style-name="ro1">
          <table:table-cell office:value-type="string" table:number-columns-spanned="6" table:number-rows-spanned="1" table:style-name="ce9">
            <text:p>MIDI SOURCE</text:p>
          </table:table-cell>
          <table:covered-table-cell table:number-columns-repeated="5"/>
          <table:table-cell office:value-type="string" table:number-columns-spanned="6" table:number-rows-spanned="1" table:style-name="ce11">
            <text:p>DERIVATIONS</text:p>
          </table:table-cell>
          <table:covered-table-cell table:number-columns-repeated="5"/>
          <table:table-cell office:value-type="string" table:number-columns-spanned="2" table:number-rows-spanned="1" table:style-name="ce10">
            <text:p>RESULT (Channel,Event-time (2b hex),Tone b1, Tone b2,Vol)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3">
            <text:p>DURATION</text:p>
          </table:table-cell>
          <table:table-cell office:value-type="string" table:style-name="ce3">
            <text:p>CHANNEL</text:p>
          </table:table-cell>
          <table:table-cell office:value-type="string" table:style-name="ce3">
            <text:p>EVENT</text:p>
          </table:table-cell>
          <table:table-cell office:value-type="string" table:style-name="ce3">
            <text:p>?</text:p>
          </table:table-cell>
          <table:table-cell office:value-type="string" table:style-name="ce3">
            <text:p>KEY</text:p>
          </table:table-cell>
          <table:table-cell office:value-type="string" table:style-name="ce3">
            <text:p>VELOCITY</text:p>
          </table:table-cell>
          <table:table-cell office:value-type="string" table:style-name="ce5">
            <text:p>Volume</text:p>
          </table:table-cell>
          <table:table-cell office:value-type="string" table:style-name="ce4">
            <text:p>Freq</text:p>
          </table:table-cell>
          <table:table-cell office:value-type="string" table:style-name="ce5">
            <text:p>Freq-conv</text:p>
          </table:table-cell>
          <table:table-cell office:value-type="string" table:style-name="ce5">
            <text:p>10-bit binary</text:p>
          </table:table-cell>
          <table:table-cell office:value-type="string" table:style-name="ce5">
            <text:p>1+Rx+LSB</text:p>
          </table:table-cell>
          <table:table-cell office:value-type="string" table:style-name="ce5">
            <text:p>00+remaining</text:p>
          </table:table-cell>
          <table:table-cell office:value-type="string" table:style-name="ce5">
            <text:p>Decimal</text:p>
          </table:table-cell>
          <table:table-cell office:value-type="string" table:style-name="ce5">
            <text:p>Hex</text:p>
          </table:table-cell>
          <table:table-cell table:number-columns-repeated="16370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te On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110" table:style-name="ce3">
            <text:p>110</text:p>
          </table:table-cell>
          <table:table-cell office:value-type="string" office:string-value="15" table:formula="of:=IF(LOWER([.C3])=&quot;note on&quot;;&quot;15&quot;;&quot;0&quot;)" table:style-name="ce5">
            <text:p>15</text:p>
          </table:table-cell>
          <table:table-cell office:value-type="float" office:value="277" table:formula="of:=VLOOKUP([.E3];$$MIDI2SEGAFREQ;2)" table:style-name="ce6">
            <text:p>277</text:p>
          </table:table-cell>
          <table:table-cell office:value-type="float" office:value="433" table:formula="of:=INT(3840000/([.H3]*32))" table:style-name="ce5">
            <text:p>433</text:p>
          </table:table-cell>
          <table:table-cell office:value-type="string" office:string-value="0110110001" table:formula="of:=DEC2BIN(INT([.I3]/512))&amp;DEC2BIN(MOD([.I3];512);9)" table:style-name="ce5">
            <text:p>0110110001</text:p>
          </table:table-cell>
          <table:table-cell office:value-type="string" office:string-value="10000001" table:formula="of:=COM.MICROSOFT.CONCAT(&quot;1&quot;;VLOOKUP([.B3]; $$Registers;2);RIGHT([.J3];4))" table:style-name="ce5">
            <text:p>10000001</text:p>
          </table:table-cell>
          <table:table-cell office:value-type="string" office:string-value="00011011" table:formula="of:=COM.MICROSOFT.CONCAT(&quot;00&quot;;LEFT([.J3];6))" table:style-name="ce5">
            <text:p>00011011</text:p>
          </table:table-cell>
          <table:table-cell office:value-type="string" office:string-value="0,129,27,144" table:formula="of:=COM.MICROSOFT.CONCAT([.A3];&quot;,&quot;;BIN2DEC([.K3]);&quot;,&quot;;BIN2DEC([.L3]);&quot;,&quot;;BIN2DEC(COM.MICROSOFT.CONCAT(&quot;1&quot;;VLOOKUP([.B3];$$Registers;3);DEC2BIN(15-[.G3];4))))" table:style-name="ce5">
            <text:p>0,129,27,144</text:p>
          </table:table-cell>
          <table:table-cell office:value-type="string" office:string-value=".byte $00,$00,$81,$1B,$90" table:formula="of:=COM.MICROSOFT.CONCAT(&quot;.byte $&quot;;RIGHT(DEC2HEX([.A3];4);2);&quot;,$&quot;;LEFT(DEC2HEX([.A3];4);2);&quot;,$&quot;;BIN2HEX([.K3]);&quot;,$&quot;;BIN2HEX([.L3]);&quot;,$&quot;;BIN2HEX(COM.MICROSOFT.CONCAT(&quot;1&quot;;VLOOKUP([.B3];$$Registers;3);DEC2BIN(15-[.G3];4))))" table:style-name="ce5">
            <text:p>.byte $00,$00,$81,$1B,$90</text:p>
          </table:table-cell>
          <table:table-cell table:number-columns-repeated="16370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te Off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string" office:string-value="0" table:formula="of:=IF(LOWER([.C4])=&quot;note on&quot;;&quot;15&quot;;&quot;0&quot;)" table:style-name="ce5">
            <text:p>0</text:p>
          </table:table-cell>
          <table:table-cell office:value-type="float" office:value="277" table:formula="of:=VLOOKUP([.E4];$$MIDI2SEGAFREQ;2)" table:style-name="ce6">
            <text:p>277</text:p>
          </table:table-cell>
          <table:table-cell office:value-type="float" office:value="433" table:formula="of:=INT(3840000/([.H4]*32))" table:style-name="ce5">
            <text:p>433</text:p>
          </table:table-cell>
          <table:table-cell office:value-type="string" office:string-value="0110110001" table:formula="of:=DEC2BIN(INT([.I4]/512))&amp;DEC2BIN(MOD([.I4];512);9)" table:style-name="ce5">
            <text:p>0110110001</text:p>
          </table:table-cell>
          <table:table-cell office:value-type="string" office:string-value="10000001" table:formula="of:=COM.MICROSOFT.CONCAT(&quot;1&quot;;VLOOKUP([.B4]; $$Registers;2);RIGHT([.J4];4))" table:style-name="ce5">
            <text:p>10000001</text:p>
          </table:table-cell>
          <table:table-cell office:value-type="string" office:string-value="00011011" table:formula="of:=COM.MICROSOFT.CONCAT(&quot;00&quot;;LEFT([.J4];6))" table:style-name="ce5">
            <text:p>00011011</text:p>
          </table:table-cell>
          <table:table-cell office:value-type="string" office:string-value="116,129,27,159" table:formula="of:=COM.MICROSOFT.CONCAT([.A4];&quot;,&quot;;BIN2DEC([.K4]);&quot;,&quot;;BIN2DEC([.L4]);&quot;,&quot;;BIN2DEC(COM.MICROSOFT.CONCAT(&quot;1&quot;;VLOOKUP([.B4];$$Registers;3);DEC2BIN(15-[.G4];4))))" table:style-name="ce5">
            <text:p>116,129,27,159</text:p>
          </table:table-cell>
          <table:table-cell office:value-type="string" office:string-value=".byte $74,$00,$81,$1B,$9F" table:formula="of:=COM.MICROSOFT.CONCAT(&quot;.byte $&quot;;RIGHT(DEC2HEX([.A4];4);2);&quot;,$&quot;;LEFT(DEC2HEX([.A4];4);2);&quot;,$&quot;;BIN2HEX([.K4]);&quot;,$&quot;;BIN2HEX([.L4]);&quot;,$&quot;;BIN2HEX(COM.MICROSOFT.CONCAT(&quot;1&quot;;VLOOKUP([.B4];$$Registers;3);DEC2BIN(15-[.G4];4))))" table:style-name="ce5">
            <text:p>.byte $74,$00,$81,$1B,$9F</text:p>
          </table:table-cell>
          <table:table-cell table:number-columns-repeated="16370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te On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110" table:style-name="ce3">
            <text:p>110</text:p>
          </table:table-cell>
          <table:table-cell office:value-type="string" office:string-value="15" table:formula="of:=IF(LOWER([.C5])=&quot;note on&quot;;&quot;15&quot;;&quot;0&quot;)" table:style-name="ce5">
            <text:p>15</text:p>
          </table:table-cell>
          <table:table-cell office:value-type="float" office:value="311" table:formula="of:=VLOOKUP([.E5];$$MIDI2SEGAFREQ;2)" table:style-name="ce6">
            <text:p>311</text:p>
          </table:table-cell>
          <table:table-cell office:value-type="float" office:value="385" table:formula="of:=INT(3840000/([.H5]*32))" table:style-name="ce5">
            <text:p>385</text:p>
          </table:table-cell>
          <table:table-cell office:value-type="string" office:string-value="0110000001" table:formula="of:=DEC2BIN(INT([.I5]/512))&amp;DEC2BIN(MOD([.I5];512);9)" table:style-name="ce5">
            <text:p>0110000001</text:p>
          </table:table-cell>
          <table:table-cell office:value-type="string" office:string-value="10000001" table:formula="of:=COM.MICROSOFT.CONCAT(&quot;1&quot;;VLOOKUP([.B5]; $$Registers;2);RIGHT([.J5];4))" table:style-name="ce5">
            <text:p>10000001</text:p>
          </table:table-cell>
          <table:table-cell office:value-type="string" office:string-value="00011000" table:formula="of:=COM.MICROSOFT.CONCAT(&quot;00&quot;;LEFT([.J5];6))" table:style-name="ce5">
            <text:p>00011000</text:p>
          </table:table-cell>
          <table:table-cell office:value-type="string" office:string-value="120,129,24,144" table:formula="of:=COM.MICROSOFT.CONCAT([.A5];&quot;,&quot;;BIN2DEC([.K5]);&quot;,&quot;;BIN2DEC([.L5]);&quot;,&quot;;BIN2DEC(COM.MICROSOFT.CONCAT(&quot;1&quot;;VLOOKUP([.B5];$$Registers;3);DEC2BIN(15-[.G5];4))))" table:style-name="ce5">
            <text:p>120,129,24,144</text:p>
          </table:table-cell>
          <table:table-cell office:value-type="string" office:string-value=".byte $78,$00,$81,$18,$90" table:formula="of:=COM.MICROSOFT.CONCAT(&quot;.byte $&quot;;RIGHT(DEC2HEX([.A5];4);2);&quot;,$&quot;;LEFT(DEC2HEX([.A5];4);2);&quot;,$&quot;;BIN2HEX([.K5]);&quot;,$&quot;;BIN2HEX([.L5]);&quot;,$&quot;;BIN2HEX(COM.MICROSOFT.CONCAT(&quot;1&quot;;VLOOKUP([.B5];$$Registers;3);DEC2BIN(15-[.G5];4))))" table:style-name="ce5">
            <text:p>.byte $78,$00,$81,$18,$90</text:p>
          </table:table-cell>
          <table:table-cell table:number-columns-repeated="16370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te Off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string" office:string-value="0" table:formula="of:=IF(LOWER([.C6])=&quot;note on&quot;;&quot;15&quot;;&quot;0&quot;)" table:style-name="ce5">
            <text:p>0</text:p>
          </table:table-cell>
          <table:table-cell office:value-type="float" office:value="311" table:formula="of:=VLOOKUP([.E6];$$MIDI2SEGAFREQ;2)" table:style-name="ce6">
            <text:p>311</text:p>
          </table:table-cell>
          <table:table-cell office:value-type="float" office:value="385" table:formula="of:=INT(3840000/([.H6]*32))" table:style-name="ce5">
            <text:p>385</text:p>
          </table:table-cell>
          <table:table-cell office:value-type="string" office:string-value="0110000001" table:formula="of:=DEC2BIN(INT([.I6]/512))&amp;DEC2BIN(MOD([.I6];512);9)" table:style-name="ce5">
            <text:p>0110000001</text:p>
          </table:table-cell>
          <table:table-cell office:value-type="string" office:string-value="10000001" table:formula="of:=COM.MICROSOFT.CONCAT(&quot;1&quot;;VLOOKUP([.B6]; $$Registers;2);RIGHT([.J6];4))" table:style-name="ce5">
            <text:p>10000001</text:p>
          </table:table-cell>
          <table:table-cell office:value-type="string" office:string-value="00011000" table:formula="of:=COM.MICROSOFT.CONCAT(&quot;00&quot;;LEFT([.J6];6))" table:style-name="ce5">
            <text:p>00011000</text:p>
          </table:table-cell>
          <table:table-cell office:value-type="string" office:string-value="236,129,24,159" table:formula="of:=COM.MICROSOFT.CONCAT([.A6];&quot;,&quot;;BIN2DEC([.K6]);&quot;,&quot;;BIN2DEC([.L6]);&quot;,&quot;;BIN2DEC(COM.MICROSOFT.CONCAT(&quot;1&quot;;VLOOKUP([.B6];$$Registers;3);DEC2BIN(15-[.G6];4))))" table:style-name="ce5">
            <text:p>236,129,24,159</text:p>
          </table:table-cell>
          <table:table-cell office:value-type="string" office:string-value=".byte $EC,$00,$81,$18,$9F" table:formula="of:=COM.MICROSOFT.CONCAT(&quot;.byte $&quot;;RIGHT(DEC2HEX([.A6];4);2);&quot;,$&quot;;LEFT(DEC2HEX([.A6];4);2);&quot;,$&quot;;BIN2HEX([.K6]);&quot;,$&quot;;BIN2HEX([.L6]);&quot;,$&quot;;BIN2HEX(COM.MICROSOFT.CONCAT(&quot;1&quot;;VLOOKUP([.B6];$$Registers;3);DEC2BIN(15-[.G6];4))))" table:style-name="ce5">
            <text:p>.byte $EC,$00,$81,$18,$9F</text:p>
          </table:table-cell>
          <table:table-cell table:number-columns-repeated="16370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te On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110" table:style-name="ce3">
            <text:p>110</text:p>
          </table:table-cell>
          <table:table-cell office:value-type="string" office:string-value="15" table:formula="of:=IF(LOWER([.C7])=&quot;note on&quot;;&quot;15&quot;;&quot;0&quot;)" table:style-name="ce5">
            <text:p>15</text:p>
          </table:table-cell>
          <table:table-cell office:value-type="float" office:value="330" table:formula="of:=VLOOKUP([.E7];$$MIDI2SEGAFREQ;2)" table:style-name="ce6">
            <text:p>330</text:p>
          </table:table-cell>
          <table:table-cell office:value-type="float" office:value="363" table:formula="of:=INT(3840000/([.H7]*32))" table:style-name="ce5">
            <text:p>363</text:p>
          </table:table-cell>
          <table:table-cell office:value-type="string" office:string-value="0101101011" table:formula="of:=DEC2BIN(INT([.I7]/512))&amp;DEC2BIN(MOD([.I7];512);9)" table:style-name="ce5">
            <text:p>0101101011</text:p>
          </table:table-cell>
          <table:table-cell office:value-type="string" office:string-value="10001011" table:formula="of:=COM.MICROSOFT.CONCAT(&quot;1&quot;;VLOOKUP([.B7]; $$Registers;2);RIGHT([.J7];4))" table:style-name="ce5">
            <text:p>10001011</text:p>
          </table:table-cell>
          <table:table-cell office:value-type="string" office:string-value="00010110" table:formula="of:=COM.MICROSOFT.CONCAT(&quot;00&quot;;LEFT([.J7];6))" table:style-name="ce5">
            <text:p>00010110</text:p>
          </table:table-cell>
          <table:table-cell office:value-type="string" office:string-value="240,139,22,144" table:formula="of:=COM.MICROSOFT.CONCAT([.A7];&quot;,&quot;;BIN2DEC([.K7]);&quot;,&quot;;BIN2DEC([.L7]);&quot;,&quot;;BIN2DEC(COM.MICROSOFT.CONCAT(&quot;1&quot;;VLOOKUP([.B7];$$Registers;3);DEC2BIN(15-[.G7];4))))" table:style-name="ce5">
            <text:p>240,139,22,144</text:p>
          </table:table-cell>
          <table:table-cell office:value-type="string" office:string-value=".byte $F0,$00,$8B,$16,$90" table:formula="of:=COM.MICROSOFT.CONCAT(&quot;.byte $&quot;;RIGHT(DEC2HEX([.A7];4);2);&quot;,$&quot;;LEFT(DEC2HEX([.A7];4);2);&quot;,$&quot;;BIN2HEX([.K7]);&quot;,$&quot;;BIN2HEX([.L7]);&quot;,$&quot;;BIN2HEX(COM.MICROSOFT.CONCAT(&quot;1&quot;;VLOOKUP([.B7];$$Registers;3);DEC2BIN(15-[.G7];4))))" table:style-name="ce5">
            <text:p>.byte $F0,$00,$8B,$16,$90</text:p>
          </table:table-cell>
          <table:table-cell table:number-columns-repeated="16370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te Off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string" office:string-value="0" table:formula="of:=IF(LOWER([.C8])=&quot;note on&quot;;&quot;15&quot;;&quot;0&quot;)" table:style-name="ce5">
            <text:p>0</text:p>
          </table:table-cell>
          <table:table-cell office:value-type="float" office:value="330" table:formula="of:=VLOOKUP([.E8];$$MIDI2SEGAFREQ;2)" table:style-name="ce6">
            <text:p>330</text:p>
          </table:table-cell>
          <table:table-cell office:value-type="float" office:value="363" table:formula="of:=INT(3840000/([.H8]*32))" table:style-name="ce5">
            <text:p>363</text:p>
          </table:table-cell>
          <table:table-cell office:value-type="string" office:string-value="0101101011" table:formula="of:=DEC2BIN(INT([.I8]/512))&amp;DEC2BIN(MOD([.I8];512);9)" table:style-name="ce5">
            <text:p>0101101011</text:p>
          </table:table-cell>
          <table:table-cell office:value-type="string" office:string-value="10001011" table:formula="of:=COM.MICROSOFT.CONCAT(&quot;1&quot;;VLOOKUP([.B8]; $$Registers;2);RIGHT([.J8];4))" table:style-name="ce5">
            <text:p>10001011</text:p>
          </table:table-cell>
          <table:table-cell office:value-type="string" office:string-value="00010110" table:formula="of:=COM.MICROSOFT.CONCAT(&quot;00&quot;;LEFT([.J8];6))" table:style-name="ce5">
            <text:p>00010110</text:p>
          </table:table-cell>
          <table:table-cell office:value-type="string" office:string-value="356,139,22,159" table:formula="of:=COM.MICROSOFT.CONCAT([.A8];&quot;,&quot;;BIN2DEC([.K8]);&quot;,&quot;;BIN2DEC([.L8]);&quot;,&quot;;BIN2DEC(COM.MICROSOFT.CONCAT(&quot;1&quot;;VLOOKUP([.B8];$$Registers;3);DEC2BIN(15-[.G8];4))))" table:style-name="ce5">
            <text:p>356,139,22,159</text:p>
          </table:table-cell>
          <table:table-cell office:value-type="string" office:string-value=".byte $64,$01,$8B,$16,$9F" table:formula="of:=COM.MICROSOFT.CONCAT(&quot;.byte $&quot;;RIGHT(DEC2HEX([.A8];4);2);&quot;,$&quot;;LEFT(DEC2HEX([.A8];4);2);&quot;,$&quot;;BIN2HEX([.K8]);&quot;,$&quot;;BIN2HEX([.L8]);&quot;,$&quot;;BIN2HEX(COM.MICROSOFT.CONCAT(&quot;1&quot;;VLOOKUP([.B8];$$Registers;3);DEC2BIN(15-[.G8];4))))" table:style-name="ce5">
            <text:p>.byte $64,$01,$8B,$16,$9F</text:p>
          </table:table-cell>
          <table:table-cell table:number-columns-repeated="16370"/>
        </table:table-row>
        <table:table-row table:style-name="ro1">
          <table:table-cell office:value-type="float" office:value="65535" table:style-name="ce8">
            <text:p>6553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ote Off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0" table:formula="of:=IF(LOWER([.C9])=&quot;note on&quot;;&quot;15&quot;;&quot;0&quot;)" table:style-name="ce5">
            <text:p>0</text:p>
          </table:table-cell>
          <table:table-cell office:value-type="float" office:value="277" table:style-name="ce6">
            <text:p>277</text:p>
          </table:table-cell>
          <table:table-cell office:value-type="float" office:value="433" table:formula="of:=INT(3840000/([.H9]*32))" table:style-name="ce5">
            <text:p>433</text:p>
          </table:table-cell>
          <table:table-cell office:value-type="string" office:string-value="0110110001" table:formula="of:=DEC2BIN(INT([.I9]/512))&amp;DEC2BIN(MOD([.I9];512);9)" table:style-name="ce5">
            <text:p>0110110001</text:p>
          </table:table-cell>
          <table:table-cell office:value-type="string" office:string-value="10000001" table:formula="of:=COM.MICROSOFT.CONCAT(&quot;1&quot;;VLOOKUP([.B9]; $$Registers;2);RIGHT([.J9];4))" table:style-name="ce5">
            <text:p>10000001</text:p>
          </table:table-cell>
          <table:table-cell office:value-type="string" office:string-value="00011011" table:formula="of:=COM.MICROSOFT.CONCAT(&quot;00&quot;;LEFT([.J9];6))" table:style-name="ce5">
            <text:p>00011011</text:p>
          </table:table-cell>
          <table:table-cell office:value-type="string" office:string-value="65535,129,27,159" table:formula="of:=COM.MICROSOFT.CONCAT([.A9];&quot;,&quot;;BIN2DEC([.K9]);&quot;,&quot;;BIN2DEC([.L9]);&quot;,&quot;;BIN2DEC(COM.MICROSOFT.CONCAT(&quot;1&quot;;VLOOKUP([.B9];$$Registers;3);DEC2BIN(15-[.G9];4))))" table:style-name="ce5">
            <text:p>65535,129,27,159</text:p>
          </table:table-cell>
          <table:table-cell office:value-type="string" office:string-value=".byte $FF,$FF,$81,$1B,$9F" table:formula="of:=COM.MICROSOFT.CONCAT(&quot;.byte $&quot;;RIGHT(DEC2HEX([.A9];4);2);&quot;,$&quot;;LEFT(DEC2HEX([.A9];4);2);&quot;,$&quot;;BIN2HEX([.K9]);&quot;,$&quot;;BIN2HEX([.L9]);&quot;,$&quot;;BIN2HEX(COM.MICROSOFT.CONCAT(&quot;1&quot;;VLOOKUP([.B9];$$Registers;3);DEC2BIN(15-[.G9];4))))" table:style-name="ce5">
            <text:p>.byte $FF,$FF,$81,$1B,$9F</text:p>
          </table:table-cell>
          <table:table-cell table:number-columns-repeated="16370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te On</text:p>
          </table:table-cell>
          <table:table-cell office:value-type="float" office:value="1" table:style-name="ce3">
            <text:p>1</text:p>
          </table:table-cell>
          <table:table-cell office:value-type="float" office:value="49" table:style-name="ce3">
            <text:p>49</text:p>
          </table:table-cell>
          <table:table-cell office:value-type="float" office:value="110" table:style-name="ce3">
            <text:p>110</text:p>
          </table:table-cell>
          <table:table-cell office:value-type="string" office:string-value="15" table:formula="of:=IF(LOWER([.C10])=&quot;note on&quot;;&quot;15&quot;;&quot;0&quot;)" table:style-name="ce5">
            <text:p>15</text:p>
          </table:table-cell>
          <table:table-cell office:value-type="float" office:value="139" table:formula="of:=VLOOKUP([.E10];$$MIDI2SEGAFREQ;2)" table:style-name="ce6">
            <text:p>139</text:p>
          </table:table-cell>
          <table:table-cell office:value-type="float" office:value="863" table:formula="of:=INT(3840000/([.H10]*32))" table:style-name="ce5">
            <text:p>863</text:p>
          </table:table-cell>
          <table:table-cell office:value-type="string" office:string-value="1101011111" table:formula="of:=DEC2BIN(INT([.I10]/512))&amp;DEC2BIN(MOD([.I10];512);9)" table:style-name="ce5">
            <text:p>1101011111</text:p>
          </table:table-cell>
          <table:table-cell office:value-type="string" office:string-value="10101111" table:formula="of:=COM.MICROSOFT.CONCAT(&quot;1&quot;;VLOOKUP([.B10]; $$Registers;2);RIGHT([.J10];4))" table:style-name="ce5">
            <text:p>10101111</text:p>
          </table:table-cell>
          <table:table-cell office:value-type="string" office:string-value="00110101" table:formula="of:=COM.MICROSOFT.CONCAT(&quot;00&quot;;LEFT([.J10];6))" table:style-name="ce5">
            <text:p>00110101</text:p>
          </table:table-cell>
          <table:table-cell office:value-type="string" office:string-value="0,175,53,176" table:formula="of:=COM.MICROSOFT.CONCAT([.A10];&quot;,&quot;;BIN2DEC([.K10]);&quot;,&quot;;BIN2DEC([.L10]);&quot;,&quot;;BIN2DEC(COM.MICROSOFT.CONCAT(&quot;1&quot;;VLOOKUP([.B10];$$Registers;3);DEC2BIN(15-[.G10];4))))" table:style-name="ce5">
            <text:p>0,175,53,176</text:p>
          </table:table-cell>
          <table:table-cell office:value-type="string" office:string-value=".byte $00,$00,$AF,$35,$B0" table:formula="of:=COM.MICROSOFT.CONCAT(&quot;.byte $&quot;;RIGHT(DEC2HEX([.A10];4);2);&quot;,$&quot;;LEFT(DEC2HEX([.A10];4);2);&quot;,$&quot;;BIN2HEX([.K10]);&quot;,$&quot;;BIN2HEX([.L10]);&quot;,$&quot;;BIN2HEX(COM.MICROSOFT.CONCAT(&quot;1&quot;;VLOOKUP([.B10];$$Registers;3);DEC2BIN(15-[.G10];4))))" table:style-name="ce5">
            <text:p>.byte $00,$00,$AF,$35,$B0</text:p>
          </table:table-cell>
          <table:table-cell table:number-columns-repeated="16370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te Off</text:p>
          </table:table-cell>
          <table:table-cell office:value-type="float" office:value="1" table:style-name="ce3">
            <text:p>1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string" office:string-value="0" table:formula="of:=IF(LOWER([.C11])=&quot;note on&quot;;&quot;15&quot;;&quot;0&quot;)" table:style-name="ce5">
            <text:p>0</text:p>
          </table:table-cell>
          <table:table-cell office:value-type="float" office:value="139" table:formula="of:=VLOOKUP([.E11];$$MIDI2SEGAFREQ;2)" table:style-name="ce6">
            <text:p>139</text:p>
          </table:table-cell>
          <table:table-cell office:value-type="float" office:value="863" table:formula="of:=INT(3840000/([.H11]*32))" table:style-name="ce5">
            <text:p>863</text:p>
          </table:table-cell>
          <table:table-cell office:value-type="string" office:string-value="1101011111" table:formula="of:=DEC2BIN(INT([.I11]/512))&amp;DEC2BIN(MOD([.I11];512);9)" table:style-name="ce5">
            <text:p>1101011111</text:p>
          </table:table-cell>
          <table:table-cell office:value-type="string" office:string-value="10101111" table:formula="of:=COM.MICROSOFT.CONCAT(&quot;1&quot;;VLOOKUP([.B11]; $$Registers;2);RIGHT([.J11];4))" table:style-name="ce5">
            <text:p>10101111</text:p>
          </table:table-cell>
          <table:table-cell office:value-type="string" office:string-value="00110101" table:formula="of:=COM.MICROSOFT.CONCAT(&quot;00&quot;;LEFT([.J11];6))" table:style-name="ce5">
            <text:p>00110101</text:p>
          </table:table-cell>
          <table:table-cell office:value-type="string" office:string-value="236,175,53,191" table:formula="of:=COM.MICROSOFT.CONCAT([.A11];&quot;,&quot;;BIN2DEC([.K11]);&quot;,&quot;;BIN2DEC([.L11]);&quot;,&quot;;BIN2DEC(COM.MICROSOFT.CONCAT(&quot;1&quot;;VLOOKUP([.B11];$$Registers;3);DEC2BIN(15-[.G11];4))))" table:style-name="ce5">
            <text:p>236,175,53,191</text:p>
          </table:table-cell>
          <table:table-cell office:value-type="string" office:string-value=".byte $EC,$00,$AF,$35,$BF" table:formula="of:=COM.MICROSOFT.CONCAT(&quot;.byte $&quot;;RIGHT(DEC2HEX([.A11];4);2);&quot;,$&quot;;LEFT(DEC2HEX([.A11];4);2);&quot;,$&quot;;BIN2HEX([.K11]);&quot;,$&quot;;BIN2HEX([.L11]);&quot;,$&quot;;BIN2HEX(COM.MICROSOFT.CONCAT(&quot;1&quot;;VLOOKUP([.B11];$$Registers;3);DEC2BIN(15-[.G11];4))))" table:style-name="ce5">
            <text:p>.byte $EC,$00,$AF,$35,$BF</text:p>
          </table:table-cell>
          <table:table-cell table:number-columns-repeated="16370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Note Off</text:p>
          </table:table-cell>
          <table:table-cell office:value-type="float" office:value="1" table:style-name="ce8">
            <text:p>1</text:p>
          </table:table-cell>
          <table:table-cell office:value-type="float" office:value="49" table:style-name="ce8">
            <text:p>49</text:p>
          </table:table-cell>
          <table:table-cell office:value-type="float" office:value="0" table:style-name="ce8">
            <text:p>0</text:p>
          </table:table-cell>
          <table:table-cell office:value-type="string" office:string-value="0" table:formula="of:=IF(LOWER([.C12])=&quot;note on&quot;;&quot;15&quot;;&quot;0&quot;)" table:style-name="ce5">
            <text:p>0</text:p>
          </table:table-cell>
          <table:table-cell office:value-type="float" office:value="139" table:formula="of:=VLOOKUP([.E12];$$MIDI2SEGAFREQ;2)" table:style-name="ce6">
            <text:p>139</text:p>
          </table:table-cell>
          <table:table-cell office:value-type="float" office:value="863" table:formula="of:=INT(3840000/([.H12]*32))" table:style-name="ce5">
            <text:p>863</text:p>
          </table:table-cell>
          <table:table-cell office:value-type="string" office:string-value="1101011111" table:formula="of:=DEC2BIN(INT([.I12]/512))&amp;DEC2BIN(MOD([.I12];512);9)" table:style-name="ce5">
            <text:p>1101011111</text:p>
          </table:table-cell>
          <table:table-cell office:value-type="string" office:string-value="10101111" table:formula="of:=COM.MICROSOFT.CONCAT(&quot;1&quot;;VLOOKUP([.B12]; $$Registers;2);RIGHT([.J12];4))" table:style-name="ce5">
            <text:p>10101111</text:p>
          </table:table-cell>
          <table:table-cell office:value-type="string" office:string-value="00110101" table:formula="of:=COM.MICROSOFT.CONCAT(&quot;00&quot;;LEFT([.J12];6))" table:style-name="ce5">
            <text:p>00110101</text:p>
          </table:table-cell>
          <table:table-cell office:value-type="string" office:string-value="0,175,53,191" table:formula="of:=COM.MICROSOFT.CONCAT([.A12];&quot;,&quot;;BIN2DEC([.K12]);&quot;,&quot;;BIN2DEC([.L12]);&quot;,&quot;;BIN2DEC(COM.MICROSOFT.CONCAT(&quot;1&quot;;VLOOKUP([.B12];$$Registers;3);DEC2BIN(15-[.G12];4))))" table:style-name="ce5">
            <text:p>0,175,53,191</text:p>
          </table:table-cell>
          <table:table-cell office:value-type="string" office:string-value=".byte $00,$00,$AF,$35,$BF" table:formula="of:=COM.MICROSOFT.CONCAT(&quot;.byte $&quot;;RIGHT(DEC2HEX([.A12];4);2);&quot;,$&quot;;LEFT(DEC2HEX([.A12];4);2);&quot;,$&quot;;BIN2HEX([.K12]);&quot;,$&quot;;BIN2HEX([.L12]);&quot;,$&quot;;BIN2HEX(COM.MICROSOFT.CONCAT(&quot;1&quot;;VLOOKUP([.B12];$$Registers;3);DEC2BIN(15-[.G12];4))))" table:style-name="ce5">
            <text:p>.byte $00,$00,$AF,$35,$BF</text:p>
          </table:table-cell>
          <table:table-cell table:number-columns-repeated="16370"/>
        </table:table-row>
        <table:table-row table:number-rows-repeated="1048564" table:style-name="ro1">
          <table:table-cell table:number-columns-repeated="16384"/>
        </table:table-row>
      </table:table>
      <table:table table:name="LOOKUPS" table:style-name="ta1">
        <table:table-column table:style-name="co5" table:number-columns-repeated="2" table:default-cell-style-name="ce3"/>
        <table:table-column table:style-name="co5" table:number-columns-repeated="16382" table:default-cell-style-name="ce1"/>
        <table:table-row table:style-name="ro1">
          <table:table-cell office:value-type="string" table:style-name="ce3">
            <text:p>MIDI</text:p>
          </table:table-cell>
          <table:table-cell office:value-type="string" table:style-name="ce3">
            <text:p>SEGA</text:p>
          </table:table-cell>
          <table:table-cell table:style-name="ce1"/>
          <table:table-cell office:value-type="string" table:number-columns-spanned="3" table:number-rows-spanned="1" table:style-name="ce12">
            <text:p>Register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Vol</text:p>
          </table:table-cell>
          <table:table-cell table:number-columns-repeated="16378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17" table:style-name="ce3">
            <text:p>117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4">
            <text:p>000</text:p>
          </table:table-cell>
          <table:table-cell office:value-type="string" table:style-name="ce4">
            <text:p>001</text:p>
          </table:table-cell>
          <table:table-cell table:number-columns-repeated="16378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string" table:style-name="ce4">
            <text:p>010</text:p>
          </table:table-cell>
          <table:table-cell office:value-type="string" table:style-name="ce4">
            <text:p>011</text:p>
          </table:table-cell>
          <table:table-cell table:number-columns-repeated="16378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string" table:style-name="ce4">
            <text:p>100</text:p>
          </table:table-cell>
          <table:table-cell office:value-type="string" table:style-name="ce4">
            <text:p>101</text:p>
          </table:table-cell>
          <table:table-cell table:number-columns-repeated="16378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39" table:style-name="ce3">
            <text:p>139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string" table:style-name="ce4">
            <text:p>110</text:p>
          </table:table-cell>
          <table:table-cell office:value-type="string" table:style-name="ce4">
            <text:p>111</text:p>
          </table:table-cell>
          <table:table-cell table:number-columns-repeated="1637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47" table:style-name="ce3">
            <text:p>147</text:p>
          </table:table-cell>
          <table:table-cell table:number-columns-repeated="16382" table:style-name="ce1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56" table:style-name="ce3">
            <text:p>156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65" table:style-name="ce3">
            <text:p>165</text:p>
          </table:table-cell>
          <table:table-cell table:number-columns-repeated="16382" table:style-name="ce1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75" table:style-name="ce3">
            <text:p>175</text:p>
          </table:table-cell>
          <table:table-cell table:number-columns-repeated="16382" table:style-name="ce1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85" table:style-name="ce3">
            <text:p>185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96" table:style-name="ce3">
            <text:p>196</text:p>
          </table:table-cell>
          <table:table-cell table:number-columns-repeated="16382" table:style-name="ce1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08" table:style-name="ce3">
            <text:p>208</text:p>
          </table:table-cell>
          <table:table-cell table:number-columns-repeated="16382" table:style-name="ce1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20" table:style-name="ce3">
            <text:p>220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33" table:style-name="ce3">
            <text:p>233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47" table:style-name="ce3">
            <text:p>247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62" table:style-name="ce3">
            <text:p>262</text:p>
          </table:table-cell>
          <table:table-cell table:number-columns-repeated="16382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277" table:style-name="ce3">
            <text:p>277</text:p>
          </table:table-cell>
          <table:table-cell table:number-columns-repeated="16382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294" table:style-name="ce3">
            <text:p>294</text:p>
          </table:table-cell>
          <table:table-cell table:number-columns-repeated="16382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311" table:style-name="ce3">
            <text:p>311</text:p>
          </table:table-cell>
          <table:table-cell table:number-columns-repeated="16382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330" table:style-name="ce3">
            <text:p>330</text:p>
          </table:table-cell>
          <table:table-cell table:number-columns-repeated="16382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349" table:style-name="ce3">
            <text:p>349</text:p>
          </table:table-cell>
          <table:table-cell table:number-columns-repeated="16382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370" table:style-name="ce3">
            <text:p>370</text:p>
          </table:table-cell>
          <table:table-cell table:number-columns-repeated="16382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392" table:style-name="ce3">
            <text:p>392</text:p>
          </table:table-cell>
          <table:table-cell table:number-columns-repeated="16382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415" table:style-name="ce3">
            <text:p>415</text:p>
          </table:table-cell>
          <table:table-cell table:number-columns-repeated="16382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440" table:style-name="ce3">
            <text:p>440</text:p>
          </table:table-cell>
          <table:table-cell table:number-columns-repeated="16382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466" table:style-name="ce3">
            <text:p>466</text:p>
          </table:table-cell>
          <table:table-cell table:number-columns-repeated="16382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494" table:style-name="ce3">
            <text:p>494</text:p>
          </table:table-cell>
          <table:table-cell table:number-columns-repeated="16382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523" table:style-name="ce3">
            <text:p>523</text:p>
          </table:table-cell>
          <table:table-cell table:number-columns-repeated="16382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554" table:style-name="ce3">
            <text:p>554</text:p>
          </table:table-cell>
          <table:table-cell table:number-columns-repeated="16382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587" table:style-name="ce3">
            <text:p>587</text:p>
          </table:table-cell>
          <table:table-cell table:number-columns-repeated="16382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622" table:style-name="ce3">
            <text:p>622</text:p>
          </table:table-cell>
          <table:table-cell table:number-columns-repeated="16382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659" table:style-name="ce3">
            <text:p>659</text:p>
          </table:table-cell>
          <table:table-cell table:number-columns-repeated="16382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698" table:style-name="ce3">
            <text:p>698</text:p>
          </table:table-cell>
          <table:table-cell table:number-columns-repeated="16382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740" table:style-name="ce3">
            <text:p>740</text:p>
          </table:table-cell>
          <table:table-cell table:number-columns-repeated="16382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784" table:style-name="ce3">
            <text:p>784</text:p>
          </table:table-cell>
          <table:table-cell table:number-columns-repeated="16382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831" table:style-name="ce3">
            <text:p>831</text:p>
          </table:table-cell>
          <table:table-cell table:number-columns-repeated="16382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880" table:style-name="ce3">
            <text:p>880</text:p>
          </table:table-cell>
          <table:table-cell table:number-columns-repeated="16382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932" table:style-name="ce3">
            <text:p>932</text:p>
          </table:table-cell>
          <table:table-cell table:number-columns-repeated="16382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988" table:style-name="ce3">
            <text:p>988</text:p>
          </table:table-cell>
          <table:table-cell table:number-columns-repeated="16382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1047" table:style-name="ce3">
            <text:p>1047</text:p>
          </table:table-cell>
          <table:table-cell table:number-columns-repeated="16382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109" table:style-name="ce3">
            <text:p>1109</text:p>
          </table:table-cell>
          <table:table-cell table:number-columns-repeated="16382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1175" table:style-name="ce3">
            <text:p>1175</text:p>
          </table:table-cell>
          <table:table-cell table:number-columns-repeated="16382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1245" table:style-name="ce3">
            <text:p>1245</text:p>
          </table:table-cell>
          <table:table-cell table:number-columns-repeated="16382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319" table:style-name="ce3">
            <text:p>1319</text:p>
          </table:table-cell>
          <table:table-cell table:number-columns-repeated="16382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1397" table:style-name="ce3">
            <text:p>1397</text:p>
          </table:table-cell>
          <table:table-cell table:number-columns-repeated="16382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1480" table:style-name="ce3">
            <text:p>1480</text:p>
          </table:table-cell>
          <table:table-cell table:number-columns-repeated="16382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1568" table:style-name="ce3">
            <text:p>1568</text:p>
          </table:table-cell>
          <table:table-cell table:number-columns-repeated="16382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661" table:style-name="ce3">
            <text:p>1661</text:p>
          </table:table-cell>
          <table:table-cell table:number-columns-repeated="16382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1760" table:style-name="ce3">
            <text:p>1760</text:p>
          </table:table-cell>
          <table:table-cell table:number-columns-repeated="16382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1864" table:style-name="ce3">
            <text:p>1864</text:p>
          </table:table-cell>
          <table:table-cell table:number-columns-repeated="16382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976" table:style-name="ce3">
            <text:p>1976</text:p>
          </table:table-cell>
          <table:table-cell table:number-columns-repeated="16382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2094" table:style-name="ce3">
            <text:p>2094</text:p>
          </table:table-cell>
          <table:table-cell table:number-columns-repeated="16382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2218" table:style-name="ce3">
            <text:p>2218</text:p>
          </table:table-cell>
          <table:table-cell table:number-columns-repeated="16382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2350" table:style-name="ce3">
            <text:p>2350</text:p>
          </table:table-cell>
          <table:table-cell table:number-columns-repeated="16382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2490" table:style-name="ce3">
            <text:p>2490</text:p>
          </table:table-cell>
          <table:table-cell table:number-columns-repeated="16382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638" table:style-name="ce3">
            <text:p>2638</text:p>
          </table:table-cell>
          <table:table-cell table:number-columns-repeated="16382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2794" table:style-name="ce3">
            <text:p>2794</text:p>
          </table:table-cell>
          <table:table-cell table:number-columns-repeated="16382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2960" table:style-name="ce3">
            <text:p>2960</text:p>
          </table:table-cell>
          <table:table-cell table:number-columns-repeated="16382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3136" table:style-name="ce3">
            <text:p>3136</text:p>
          </table:table-cell>
          <table:table-cell table:number-columns-repeated="16382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3322" table:style-name="ce3">
            <text:p>3322</text:p>
          </table:table-cell>
          <table:table-cell table:number-columns-repeated="16382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3520" table:style-name="ce3">
            <text:p>3520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  <table:named-expressions>
        <table:named-range table:name="MIDI2SEGAFREQ" table:cell-range-address="LOOKUPS.$A$2:LOOKUPS.$B$62" table:base-cell-address="LOOKUPS.$A$1"/>
        <table:named-range table:name="Registers" table:cell-range-address="LOOKUPS.$D$3:LOOKUPS.$F$6" table:base-cell-address="LOOKUP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title>midi2sc3000-conversion-sheet</dc:title>
    <meta:keyword>Staffhaven;SEGA Survivors</meta:keyword>
    <meta:keyword> 2019</meta:keyword>
    <meta:initial-creator>Andrew Kerr</meta:initial-creator>
    <dc:creator>Andrew</dc:creator>
    <meta:creation-date>2019-07-07T05:45:10Z</meta:creation-date>
    <dc:date>2019-08-11T02:40:31Z</dc:date>
  </office:meta>
</office:document-meta>
</file>